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Desk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cre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olecul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north-pacific</text:span></text:p>
            <text:p text:style-name="P1"><text:span text:style-name="T1">-gy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92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92cm" svg:x="10.4cm" svg:y="7.647cm">
            <draw:text-box>
              <text:p><text:span text:style-name="T1">solar.pdf</text:span></text:p>
            </draw:text-box>
          </draw:frame>
        </draw:g>
        <draw:g>
          <draw:line draw:style-name="gr3" draw:text-style-name="P1" draw:layer="layout" svg:x1="7.525cm" svg:y1="7.4cm" svg:x2="7.525cm" svg:y2="8.5cm">
            <text:p/>
          </draw:line>
          <draw:line draw:style-name="gr3" draw:text-style-name="P1" draw:layer="layout" svg:x1="9.3cm" svg:y1="7.632cm" svg:x2="9.3cm" svg:y2="8.5cm">
            <text:p/>
          </draw:line>
          <draw:line draw:style-name="gr3" draw:text-style-name="P1" draw:layer="layout" svg:x1="7.525cm" svg:y1="8.5cm" svg:x2="9.3cm" svg:y2="8.5cm">
            <text:p/>
          </draw:line>
          <draw:line draw:style-name="gr3" draw:text-style-name="P1" draw:layer="layout" svg:x1="7.525cm" svg:y1="7.4cm" svg:x2="8.908cm" svg:y2="7.4cm">
            <text:p/>
          </draw:line>
          <draw:line draw:style-name="gr3" draw:text-style-name="P1" draw:layer="layout" svg:x1="8.908cm" svg:y1="7.4cm" svg:x2="9.3cm" svg:y2="7.632cm">
            <text:p/>
          </draw:line>
        </draw:g>
        <draw:frame draw:style-name="gr4" draw:text-style-name="P3" draw:layer="layout" svg:width="2.267cm" svg:height="0.692cm" svg:x="7.433cm" svg:y="7.608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8.3cm" svg:y1="6.4cm" svg:x2="14.3cm" svg:y2="6.4cm">
          <text:p/>
        </draw:line>
        <draw:line draw:style-name="gr6" draw:text-style-name="P1" draw:layer="layout" svg:x1="8.3cm" svg:y1="6.4cm" svg:x2="8.3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12-04T10:13:52</meta:creation-date>
    <dc:date>2015-03-14T09:37:15.85</dc:date>
    <meta:editing-duration>PT00H11M11S</meta:editing-duration>
    <meta:editing-cycles>7</meta:editing-cycles>
    <meta:generator>OpenOffice.org/3.2$Win32 OpenOffice.org_project/320m12$Build-9483</meta:generator>
    <dc:creator>Christina Koch</dc:creator>
    <meta:document-statistic meta:object-count="54"/>
  </office:meta>
</office:document-meta>
</file>